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5.75cm" fo:margin-left="1.251cm" table:align="left"/>
    </style:style>
    <style:style style:name="Таблица1.A" style:family="table-column">
      <style:table-column-properties style:column-width="3.597cm"/>
    </style:style>
    <style:style style:name="Таблица1.B" style:family="table-column">
      <style:table-column-properties style:column-width="12.153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Пояснительная записка: Бот для массовой рассылки сообщений в группы</text:h>
      <text:h text:style-name="Heading_20_4" text:outline-level="4">Назначение</text:h>
      <text:p text:style-name="Text_20_body">Бот предназначен для отправки сообщений в заранее добавленные группы Telegram. Поддерживает ручное и автоматическое добавление групп. Основная функция — массовая рассылка текстовых сообщений.</text:p>
      <text:p text:style-name="Horizontal_20_Line"/>
      <text:h text:style-name="Heading_20_4" text:outline-level="4">Как настроить и использовать бота</text:h>
      <text:list text:style-name="L1">
        <text:list-item>
          <text:p text:style-name="P5"><text:span text:style-name="Strong_20_Emphasis">Запуск бота</text:span></text:p>
          <text:list>
            <text:list-item>
              <text:p text:style-name="P6">Скопируйте код и сохраните в файл, например, <text:span text:style-name="Source_20_Text">bot.py</text:span>.</text:p>
            </text:list-item>
            <text:list-item>
              <text:p text:style-name="P5">Убедитесь, что установлен пакет <text:span text:style-name="Source_20_Text">python-telegram-bot</text:span>. Если его нет, установите с помощью:</text:p>
              <text:p text:style-name="P1">bash</text:p>
              <text:p text:style-name="P1">Копировать код</text:p>
              <text:p text:style-name="P2"><text:span text:style-name="Source_20_Text">pip install python-telegram-bot</text:span></text:p>
            </text:list-item>
            <text:list-item>
              <text:p text:style-name="P5">Запустите бота командой:</text:p>
              <text:p text:style-name="P1">bash</text:p>
              <text:p text:style-name="P1">Копировать код</text:p>
              <text:p text:style-name="P2"><text:span text:style-name="Source_20_Text">python bot.py</text:span></text:p>
            </text:list-item>
          </text:list>
        </text:list-item>
        <text:list-item>
          <text:p text:style-name="P5"><text:span text:style-name="Strong_20_Emphasis">Добавление бота в группы</text:span></text:p>
          <text:list>
            <text:list-item>
              <text:p text:style-name="P6">Бот автоматически добавит группу в список, если его добавили в группу и он получил сообщение о добавлении новых участников.</text:p>
            </text:list-item>
            <text:list-item>
              <text:p text:style-name="P6">Если нужно добавить группу вручную, используйте команду <text:span text:style-name="Source_20_Text">/add_group</text:span>.</text:p>
            </text:list-item>
          </text:list>
        </text:list-item>
        <text:list-item>
          <text:p text:style-name="P5"><text:span text:style-name="Strong_20_Emphasis">Команды бота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Команда</text:p>
            </table:table-cell>
            <table:table-cell table:style-name="Таблица1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/start</text:span></text:p>
          </table:table-cell>
          <table:table-cell table:style-name="Таблица1.A1" office:value-type="string">
            <text:p text:style-name="Table_20_Contents">Приветственное сообщение и инструкция по использованию бота.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/send &lt;текст&gt;</text:span></text:p>
          </table:table-cell>
          <table:table-cell table:style-name="Таблица1.A1" office:value-type="string">
            <text:p text:style-name="Table_20_Contents">Отправляет указанный текст во все добавленные группы.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/add_group &lt;ID&gt;</text:span></text:p>
          </table:table-cell>
          <table:table-cell table:style-name="Таблица1.A1" office:value-type="string">
            <text:p text:style-name="Table_20_Contents">Ручное добавление группы для рассылки. Укажите ID группы после команды.</text:p>
          </table:table-cell>
        </table:table-row>
      </table:table>
      <text:p text:style-name="Horizontal_20_Line"/>
      <text:h text:style-name="Heading_20_4" text:outline-level="4">Примеры использования</text:h>
      <text:list text:style-name="L2">
        <text:list-item>
          <text:p text:style-name="P7"><text:span text:style-name="Strong_20_Emphasis">Приветствие и инструкция</text:span></text:p>
          <text:list>
            <text:list-item>
              <text:p text:style-name="P7">Введите команду:</text:p>
              <text:p text:style-name="P3">bash</text:p>
              <text:p text:style-name="P3">Копировать код</text:p>
              <text:p text:style-name="P4"><text:span text:style-name="Source_20_Text">/start</text:span></text:p>
            </text:list-item>
            <text:list-item>
              <text:p text:style-name="P8">Бот ответит с инструкцией по использованию.</text:p>
            </text:list-item>
          </text:list>
        </text:list-item>
        <text:list-item>
          <text:p text:style-name="P7"><text:span text:style-name="Strong_20_Emphasis">Массовая рассылка сообщения</text:span></text:p>
          <text:list>
            <text:list-item>
              <text:p text:style-name="P7">Используйте команду <text:span text:style-name="Source_20_Text">/send</text:span>, добавив текст:</text:p>
              <text:p text:style-name="P3"><text:soft-page-break/>bash</text:p>
              <text:p text:style-name="P3">Копировать код</text:p>
              <text:p text:style-name="P4"><text:span text:style-name="Source_20_Text">/send Привет, это тестовое сообщение!</text:span></text:p>
            </text:list-item>
            <text:list-item>
              <text:p text:style-name="P8">Бот отправит текст во все группы, в которые он добавлен.</text:p>
            </text:list-item>
          </text:list>
        </text:list-item>
        <text:list-item>
          <text:p text:style-name="P7"><text:span text:style-name="Strong_20_Emphasis">Добавление группы вручную</text:span></text:p>
          <text:list>
            <text:list-item>
              <text:p text:style-name="P7">Введите команду с ID группы:</text:p>
              <text:p text:style-name="P3">bash</text:p>
              <text:p text:style-name="P3">Копировать код</text:p>
              <text:p text:style-name="P4"><text:span text:style-name="Source_20_Text">/add_group -1001234567890</text:span></text:p>
            </text:list-item>
            <text:list-item>
              <text:p text:style-name="P7">Бот добавит группу в список для рассылки.</text:p>
            </text:list-item>
          </text:list>
        </text:list-item>
      </text:list>
      <text:p text:style-name="Horizontal_20_Line"/>
      <text:h text:style-name="Heading_20_4" text:outline-level="4">Дополнительная информация</text:h>
      <text:list text:style-name="L3">
        <text:list-item>
          <text:p text:style-name="P10"><text:span text:style-name="Strong_20_Emphasis">Файл хранения групп</text:span>: Все ID групп сохраняются в файле <text:span text:style-name="Source_20_Text">groups.txt</text:span>. Этот файл автоматически создаётся в директории, где запущен бот.</text:p>
        </text:list-item>
        <text:list-item>
          <text:p text:style-name="P10"><text:span text:style-name="Strong_20_Emphasis">Интервал отправки сообщений</text:span>: Для предотвращения блокировки Telegram сервером между отправкой сообщений установлен интервал в 2 секунды.</text:p>
        </text:list-item>
        <text:list-item>
          <text:p text:style-name="P9"><text:span text:style-name="Strong_20_Emphasis">Ручное редактирование списка групп</text:span>: Вы можете вручную добавить или удалить ID групп в файле <text:span text:style-name="Source_20_Text">groups.txt</text:span>.</text:p>
        </text:list-item>
      </text:list>
      <text:p text:style-name="Horizontal_20_Line"/>
      <text:h text:style-name="Heading_20_4" text:outline-level="4">Возможные ошибки и их решение</text:h>
      <text:list text:style-name="L4">
        <text:list-item>
          <text:p text:style-name="P11"><text:span text:style-name="Strong_20_Emphasis">Сообщение не отправлено в группу</text:span></text:p>
          <text:list>
            <text:list-item>
              <text:p text:style-name="P12">Причина: У бота недостаточно прав для отправки сообщений.</text:p>
            </text:list-item>
            <text:list-item>
              <text:p text:style-name="P12">Решение: Проверьте права бота в группе. Убедитесь, что он может отправлять сообщения.</text:p>
            </text:list-item>
          </text:list>
        </text:list-item>
        <text:list-item>
          <text:p text:style-name="P11"><text:span text:style-name="Strong_20_Emphasis">Некорректный ID группы</text:span></text:p>
          <text:list>
            <text:list-item>
              <text:p text:style-name="P12">Причина: Введён некорректный ID.</text:p>
            </text:list-item>
            <text:list-item>
              <text:p text:style-name="P12">Решение: Проверьте и повторите ввод команды <text:span text:style-name="Source_20_Text">/add_group</text:span> с правильным ID.</text:p>
            </text:list-item>
          </text:list>
        </text:list-item>
        <text:list-item>
          <text:p text:style-name="P11"><text:span text:style-name="Strong_20_Emphasis">Бот не добавляет группу автоматически</text:span></text:p>
          <text:list>
            <text:list-item>
              <text:p text:style-name="P12">Причина: Бот не получил уведомление о добавлении.</text:p>
            </text:list-item>
            <text:list-item>
              <text:p text:style-name="P11">Решение: Убедитесь, что бот правильно добавлен в группу, и участники группы отправили первое сообщение.</text:p>
            </text:list-item>
          </text:list>
        </text:list-item>
      </text:list>
      <text:p text:style-name="Horizontal_20_Line"/>
      <text:h text:style-name="Heading_20_4" text:outline-level="4">Заключение</text:h>
      <text:p text:style-name="Text_20_body">Бот удобен для администраторов групп Telegram, которым нужно быстро рассылать сообщения в несколько групп. Используйте команды для настройки списка групп и отправки сообщений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3:29:29.706589737</meta:creation-date>
    <dc:date>2024-11-19T13:30:25.584746179</dc:date>
    <meta:editing-duration>PT58S</meta:editing-duration>
    <meta:editing-cycles>1</meta:editing-cycles>
    <meta:document-statistic meta:table-count="1" meta:image-count="0" meta:object-count="0" meta:page-count="2" meta:paragraph-count="61" meta:word-count="392" meta:character-count="2607" meta:non-whitespace-character-count="2319"/>
    <meta:generator>LibreOffice/7.6.7.2$Linux_X86_64 LibreOffice_project/60$Build-2</meta:generator>
  </office:meta>
</office:document-meta>
</file>